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2103bd" officeooo:paragraph-rsid="003ae4f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officeooo:paragraph-rsid="0030dc78"/>
    </style:style>
    <style:style style:name="P18" style:family="paragraph" style:parent-style-name="Text_20_body">
      <style:text-properties officeooo:rsid="004387f7" officeooo:paragraph-rsid="004387f7"/>
    </style:style>
    <style:style style:name="P19" style:family="paragraph" style:parent-style-name="Text_20_body">
      <style:text-properties officeooo:rsid="0043cbbf" officeooo:paragraph-rsid="004760f8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2e512"/>
    </style:style>
    <style:style style:name="T4" style:family="text">
      <style:text-properties officeooo:rsid="00260b2c"/>
    </style:style>
    <style:style style:name="T5" style:family="text">
      <style:text-properties officeooo:rsid="0029e6de"/>
    </style:style>
    <style:style style:name="T6" style:family="text">
      <style:text-properties officeooo:rsid="002c72be"/>
    </style:style>
    <style:style style:name="T7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13">Indirizzo server: <text:span text:style-name="T4">localhost</text:span></text:p>
      <text:p text:style-name="P2">Porta di comunicazione: <text:span text:style-name="T2">52000</text:span></text:p>
      <text:p text:style-name="P12"/>
      <text:p text:style-name="P12">La comunicazione tra server e client avviene sulla base di un cookie e su richieste/risposte codificate in json.</text:p>
      <text:p text:style-name="P14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6">BASE</text:span></text:h>
      <text:p text:style-name="P8">(Solo la prima volta oppure tutte le volte che è necessario effettuare il login)</text:p>
      <text:p text:style-name="P5">CLIENT: <text:span text:style-name="T5">LOGIN</text:span></text:p>
      <text:p text:style-name="P7">SERVER: OK + COOKIE | NO</text:p>
      <text:p text:style-name="P7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6"/>
      <text:p text:style-name="P9">CLIENT: <text:span text:style-name="T9">COOKIE + GETALLNOTES </text:span></text:p>
      <text:p text:style-name="P17"><text:span text:style-name="T7">SERVER: </text:span><text:span text:style-name="T8">OK + NOTE</text:span></text:p>
      <text:p text:style-name="P17"/>
      <text:p text:style-name="P17"><text:span text:style-name="T7"/></text:p>
      <text:h text:style-name="Heading_20_1" text:outline-level="1">COMANDI</text:h>
      <text:h text:style-name="Heading_20_2" text:outline-level="2">LOGIN</text:h>
      <text:p text:style-name="P15">CLIENT:{sComando:”LOGIN”,sUser:”<text:a xlink:type="simple" xlink:href="mailto:luca.bertoni24@gmail.com" text:style-name="Internet_20_link" text:visited-style-name="Visited_20_Internet_20_Link">luca.bertoni24@gmail.com</text:a>”,sPasswd:”<text:span text:style-name="T10">b9be11166d72e9e3ae7fd407165e4bd2</text:span>”}</text:p>
      <text:p text:style-name="P3">SERVER: {sRisultato:”OK”, <text:span text:style-name="T11">sCookie:””} </text:span>| {sRisultato:”NO”}</text:p>
      <text:p text:style-name="P3"/>
      <text:h text:style-name="Heading_20_2" text:outline-level="2">LOGOUT</text:h>
      <text:p text:style-name="P18">CLIENT: {sComando:”LOGOUT”, sCookie: “”}</text:p>
      <text:p text:style-name="P19">SERVER: {s<text:span text:style-name="T14">Risultato: “OK”</text:span>} <text:span text:style-name="T14">| </text:span>{s<text:span text:style-name="T14">Risultato: “NO”</text:span>}</text:p>
      <text:h text:style-name="Heading_20_2" text:outline-level="2">GETALLNOTES</text:h>
      <text:p text:style-name="P4">CLIENT: {sComando:”getAllNotes”, <text:span text:style-name="T12">sCookie: “”</text:span>}</text:p>
      <text:p text:style-name="P4"><text:span text:style-name="T13">SERVER</text:span>: {sRisultato:”OK”,{1:”Nota numero 1”,...}} | {sRisultato:”NO”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0-25T14:51:16.240586515</dc:date>
    <meta:editing-duration>PT1H14M28S</meta:editing-duration>
    <meta:editing-cycles>50</meta:editing-cycles>
    <meta:document-statistic meta:table-count="0" meta:image-count="0" meta:object-count="0" meta:page-count="1" meta:paragraph-count="22" meta:word-count="116" meta:character-count="949" meta:non-whitespace-character-count="852"/>
  </office:meta>
</office:document-meta>
</file>